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847ACE982C6E20B6.png" manifest:media-type="image/png"/>
  <manifest:file-entry manifest:full-path="Pictures/10000000000003C00000021C89A968BCC159E3A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fill="solid" draw:fill-color="#ffffff" draw:auto-grow-height="true" fo:min-height="3.6cm"/>
    </style:style>
    <style:style style:name="pr2" style:family="presentation" style:parent-style-name="Blueprint_20_Plans-subtitle">
      <style:graphic-properties draw:fill="solid" draw:fill-color="#ffffff" fo:min-height="2.85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63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fo:min-height="8.884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text-properties style:use-window-font-color="true" fo:font-weight="bold" fo:background-color="#ffffff" style:font-weight-asian="bold" style:font-weight-complex="bold"/>
    </style:style>
    <style:style style:name="P2" style:family="paragraph">
      <loext:graphic-properties draw:fill="solid" draw:fill-color="#ffffff"/>
      <style:text-properties style:use-window-font-color="true" fo:font-weight="bold" fo:background-color="#ffffff" style:font-weight-asian="bold" style:font-weight-complex="bold"/>
    </style:style>
    <style:style style:name="P3" style:family="paragraph">
      <style:text-properties fo:color="#000000" fo:font-size="44pt" fo:background-color="transparent" style:font-size-asian="44pt" style:font-size-complex="44pt"/>
    </style:style>
    <style:style style:name="P4" style:family="paragraph">
      <loext:graphic-properties draw:fill="solid" draw:fill-color="#ffffff"/>
      <style:text-properties fo:color="#000000" fo:font-size="44pt" fo:background-color="transparent" style:font-size-asian="44pt" style:font-size-complex="44pt"/>
    </style:style>
    <style:style style:name="P5" style:family="paragraph">
      <loext:graphic-properties draw:fill-color="#ffffff"/>
    </style:style>
    <style:style style:name="T1" style:family="text">
      <style:text-properties style:use-window-font-color="true" fo:font-weight="bold" fo:background-color="#ffffff" style:font-weight-asian="bold" style:font-weight-complex="bold"/>
    </style:style>
    <style:style style:name="T2" style:family="text">
      <style:text-properties fo:color="#000000" fo:font-size="44pt" fo:background-color="transparen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2.8cm" svg:height="3.6cm" svg:x="2.2cm" svg:y="6cm" presentation:class="title" presentation:user-transformed="true">
          <draw:text-box>
            <text:p text:style-name="P1"><text:span text:style-name="T1">Rafał prostuje Bitcoin:</text:span><text:span text:style-name="T1"><text:line-break/></text:span><text:span text:style-name="T1">smartkontrkaty ETH 101</text:span></text:p>
          </draw:text-box>
        </draw:frame>
        <draw:frame presentation:style-name="pr2" draw:text-style-name="P4" draw:layer="layout" svg:width="19.2cm" svg:height="2.85cm" svg:x="3.6cm" svg:y="10.55cm" presentation:class="subtitle" presentation:user-transformed="true">
          <draw:text-box>
            <text:p text:style-name="P3"><text:span text:style-name="T2">Rafał Kiełbus vel rav3n_p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martkontrakt na Etherum jest: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1" text:id="id1">Programem komputerowym</text:p>
              </text:list-item>
              <text:list-item>
                <text:p xml:id="id2" text:id="id2">Działającym deterministycznie</text:p>
              </text:list-item>
              <text:list-item>
                <text:p xml:id="id3" text:id="id3">Na Etherum Virtual Machine</text:p>
              </text:list-item>
              <text:list-item>
                <text:p xml:id="id4" text:id="id4">Wymagającym do działania „gas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 może SC: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xml:id="id5" text:id="id5">Reagować na komendy</text:p>
              </text:list-item>
              <text:list-item>
                <text:p xml:id="id6" text:id="id6">Wysłane przez sieć ETH</text:p>
              </text:list-item>
              <text:list-item>
                <text:p xml:id="id7" text:id="id7">W formie transakcj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zego nie może SC: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xml:id="id8" text:id="id8">Sięgnąć poza sandbox EVM</text:p>
              </text:list-item>
              <text:list-item>
                <text:p xml:id="id9" text:id="id9">Uruchomić się samodzielnie</text:p>
              </text:list-item>
              <text:list-item>
                <text:p xml:id="id10" text:id="id10">Modyfikować swojego kodu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Języki programowania SC: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xml:id="id11" text:id="id11">Solidity (JavaScript) </text:p>
                <text:list>
                  <text:list-item>
                    <text:p xml:id="id12" text:id="id12"><text:s/>one and only</text:p>
                  </text:list-item>
                </text:list>
              </text:list-item>
              <text:list-item>
                <text:p xml:id="id13" text:id="id13">Viper, wcześniej Serpent (Python) </text:p>
                <text:list>
                  <text:list-item>
                    <text:p xml:id="id14" text:id="id14">niby tak, ale k* nie do końca</text:p>
                  </text:list-item>
                </text:list>
              </text:list-item>
              <text:list-item>
                <text:p xml:id="id15" text:id="id15">LLL (Lisp)</text:p>
                <text:list>
                  <text:list-item>
                    <text:p xml:id="id16" text:id="id16">Powodzenia!</text:p>
                  </text:list-item>
                </text:list>
              </text:list-item>
              <text:list-item>
                <text:p xml:id="id17" text:id="id17">Mutan (GO) </text:p>
                <text:list>
                  <text:list-item>
                    <text:p xml:id="id18" text:id="id18">RI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Dlaczego NIE chcesz SC na ETH: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Bo Eteherum nie działa</text:p>
              </text:list-item>
              <text:list-item>
                <text:p>I są nieobliczal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Pytania bez odpowiedzi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You tell me x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3C0000026D847ACE982C6E20B6.png" xlink:type="simple" xlink:show="embed" xlink:actuate="onLoad"/>
    <draw:fill-image draw:name="blockathon" xlink:href="Pictures/10000000000003C00000021C89A968BCC159E3A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lockathon" draw:opacity="50%" draw:fill-image-width="33.867cm" draw:fill-image-height="19.05cm" style:repeat="repeat" draw:fill-image-ref-point-x="0%" draw:fill-image-ref-point-y="0%" draw:fill-image-ref-point="center" draw:tile-repeat-offset="0% vertical" draw:shadow-opacity="50%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3.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0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9cm" fo:margin-bottom="0cm" fo:text-indent="0cm"/>
      <style:text-properties fo:font-size="7.59999990463257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9cm" fo:margin-bottom="0cm" fo:text-indent="0cm"/>
      <style:text-properties fo:font-size="5.6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9cm" fo:margin-bottom="0cm" fo:text-indent="0cm"/>
      <style:text-properties fo:font-size="4.19999980926514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9cm" fo:margin-bottom="0cm" fo:text-indent="0cm"/>
      <style:text-properties fo:font-size="3.2000000476837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ockathon" draw:opacity="50%" draw:fill-image-width="33.867cm" draw:fill-image-height="19.05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08:53:58.822000000</meta:creation-date>
    <meta:editing-duration>PT37M20S</meta:editing-duration>
    <meta:editing-cycles>6</meta:editing-cycles>
    <meta:generator>LibreOffice/6.0.4.2$Windows_x86 LibreOffice_project/9b0d9b32d5dcda91d2f1a96dc04c645c450872bf</meta:generator>
    <dc:title>Blueprint Plans</dc:title>
    <dc:date>2018-06-16T09:53:38.332000000</dc:date>
    <meta:document-statistic meta:object-count="60"/>
  </office:meta>
</office:document-meta>
</file>